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512 Samples</text:p>
          </table:table-cell>
          <table:table-cell table:style-name="ce1" office:value-type="string">
            <text:p>125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4444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[.C5]/[.B5]" office:value-type="float" office:value="2">
            <text:p>2</text:p>
          </table:table-cell>
          <table:table-cell table:formula="of:=[.D5]/[.B5]" office:value-type="float" office:value="2">
            <text:p>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formula="of:=[.C6]/[.B6]" office:value-type="float" office:value="2.5">
            <text:p>2,5</text:p>
          </table:table-cell>
          <table:table-cell table:formula="of:=[.D6]/[.B6]" office:value-type="float" office:value="2.5">
            <text:p>2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8">
            <text:p>8</text:p>
          </table:table-cell>
          <table:table-cell table:formula="of:=[.C7]/[.B7]" office:value-type="float" office:value="2.66666666666667">
            <text:p>2,67</text:p>
          </table:table-cell>
          <table:table-cell table:formula="of:=[.D7]/[.B7]" office:value-type="float" office:value="2.66666666666667">
            <text:p>2,67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formula="of:=[.C8]/[.B8]" office:value-type="float" office:value="2.5">
            <text:p>2,5</text:p>
          </table:table-cell>
          <table:table-cell table:formula="of:=[.D8]/[.B8]" office:value-type="float" office:value="2.5">
            <text:p>2,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3">
            <text:p>13</text:p>
          </table:table-cell>
          <table:table-cell table:formula="of:=[.C9]/[.B9]" office:value-type="float" office:value="2.6">
            <text:p>2,6</text:p>
          </table:table-cell>
          <table:table-cell table:formula="of:=[.D9]/[.B9]" office:value-type="float" office:value="2.6">
            <text:p>2,6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5">
            <text:p>15</text:p>
          </table:table-cell>
          <table:table-cell table:formula="of:=[.C10]/[.B10]" office:value-type="float" office:value="2.5">
            <text:p>2,5</text:p>
          </table:table-cell>
          <table:table-cell table:formula="of:=[.D10]/[.B10]" office:value-type="float" office:value="2.5">
            <text:p>2,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8">
            <text:p>18</text:p>
          </table:table-cell>
          <table:table-cell table:formula="of:=[.C11]/[.B11]" office:value-type="float" office:value="2.57142857142857">
            <text:p>2,57</text:p>
          </table:table-cell>
          <table:table-cell table:formula="of:=[.D11]/[.B11]" office:value-type="float" office:value="2.57142857142857">
            <text:p>2,57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20">
            <text:p>20</text:p>
          </table:table-cell>
          <table:table-cell table:formula="of:=[.C12]/[.B12]" office:value-type="float" office:value="2.5">
            <text:p>2,5</text:p>
          </table:table-cell>
          <table:table-cell table:formula="of:=[.D12]/[.B12]" office:value-type="float" office:value="2.5">
            <text:p>2,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23">
            <text:p>23</text:p>
          </table:table-cell>
          <table:table-cell table:formula="of:=[.C13]/[.B13]" office:value-type="float" office:value="2.55555555555556">
            <text:p>2,56</text:p>
          </table:table-cell>
          <table:table-cell table:formula="of:=[.D13]/[.B13]" office:value-type="float" office:value="2.55555555555556">
            <text:p>2,56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25">
            <text:p>25</text:p>
          </table:table-cell>
          <table:table-cell table:formula="of:=[.C14]/[.B14]" office:value-type="float" office:value="2.5">
            <text:p>2,5</text:p>
          </table:table-cell>
          <table:table-cell table:formula="of:=[.D14]/[.B14]" office:value-type="float" office:value="2.5">
            <text:p>2,5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28">
            <text:p>28</text:p>
          </table:table-cell>
          <table:table-cell table:formula="of:=[.C15]/[.B15]" office:value-type="float" office:value="2.54545454545455">
            <text:p>2,55</text:p>
          </table:table-cell>
          <table:table-cell table:formula="of:=[.D15]/[.B15]" office:value-type="float" office:value="2.54545454545455">
            <text:p>2,55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30">
            <text:p>30</text:p>
          </table:table-cell>
          <table:table-cell table:formula="of:=[.C16]/[.B16]" office:value-type="float" office:value="2.5">
            <text:p>2,5</text:p>
          </table:table-cell>
          <table:table-cell table:formula="of:=[.D16]/[.B16]" office:value-type="float" office:value="2.5">
            <text:p>2,5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33">
            <text:p>33</text:p>
          </table:table-cell>
          <table:table-cell table:formula="of:=[.C17]/[.B17]" office:value-type="float" office:value="2.53846153846154">
            <text:p>2,54</text:p>
          </table:table-cell>
          <table:table-cell table:formula="of:=[.D17]/[.B17]" office:value-type="float" office:value="2.53846153846154">
            <text:p>2,54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35">
            <text:p>35</text:p>
          </table:table-cell>
          <table:table-cell table:formula="of:=[.C18]/[.B18]" office:value-type="float" office:value="2.5">
            <text:p>2,5</text:p>
          </table:table-cell>
          <table:table-cell table:formula="of:=[.D18]/[.B18]" office:value-type="float" office:value="2.5">
            <text:p>2,5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38">
            <text:p>38</text:p>
          </table:table-cell>
          <table:table-cell table:formula="of:=[.C19]/[.B19]" office:value-type="float" office:value="2.53333333333333">
            <text:p>2,53</text:p>
          </table:table-cell>
          <table:table-cell table:formula="of:=[.D19]/[.B19]" office:value-type="float" office:value="2.53333333333333">
            <text:p>2,5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40">
            <text:p>40</text:p>
          </table:table-cell>
          <table:table-cell table:formula="of:=[.C20]/[.B20]" office:value-type="float" office:value="2.5">
            <text:p>2,5</text:p>
          </table:table-cell>
          <table:table-cell table:formula="of:=[.D20]/[.B20]" office:value-type="float" office:value="2.5">
            <text:p>2,5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43">
            <text:p>43</text:p>
          </table:table-cell>
          <table:table-cell table:formula="of:=[.C21]/[.B21]" office:value-type="float" office:value="2.52941176470588">
            <text:p>2,53</text:p>
          </table:table-cell>
          <table:table-cell table:formula="of:=[.D21]/[.B21]" office:value-type="float" office:value="2.52941176470588">
            <text:p>2,53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45">
            <text:p>45</text:p>
          </table:table-cell>
          <table:table-cell table:formula="of:=[.C22]/[.B22]" office:value-type="float" office:value="2.5">
            <text:p>2,5</text:p>
          </table:table-cell>
          <table:table-cell table:formula="of:=[.D22]/[.B22]" office:value-type="float" office:value="2.5">
            <text:p>2,5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48">
            <text:p>48</text:p>
          </table:table-cell>
          <table:table-cell table:formula="of:=[.C23]/[.B23]" office:value-type="float" office:value="2.52631578947368">
            <text:p>2,53</text:p>
          </table:table-cell>
          <table:table-cell table:formula="of:=[.D23]/[.B23]" office:value-type="float" office:value="2.52631578947368">
            <text:p>2,53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table:formula="of:=[.C24]/[.B24]" office:value-type="float" office:value="2.5">
            <text:p>2,5</text:p>
          </table:table-cell>
          <table:table-cell table:formula="of:=[.D24]/[.B24]" office:value-type="float" office:value="2.5">
            <text:p>2,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53">
            <text:p>53</text:p>
          </table:table-cell>
          <table:table-cell table:formula="of:=[.C25]/[.B25]" office:value-type="float" office:value="2.52380952380952">
            <text:p>2,52</text:p>
          </table:table-cell>
          <table:table-cell table:formula="of:=[.D25]/[.B25]" office:value-type="float" office:value="2.52380952380952">
            <text:p>2,52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56">
            <text:p>56</text:p>
          </table:table-cell>
          <table:table-cell table:formula="of:=[.C26]/[.B26]" office:value-type="float" office:value="2.54545454545455">
            <text:p>2,55</text:p>
          </table:table-cell>
          <table:table-cell table:formula="of:=[.D26]/[.B26]" office:value-type="float" office:value="2.54545454545455">
            <text:p>2,5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58">
            <text:p>58</text:p>
          </table:table-cell>
          <table:table-cell table:formula="of:=[.C27]/[.B27]" office:value-type="float" office:value="2.52173913043478">
            <text:p>2,52</text:p>
          </table:table-cell>
          <table:table-cell table:formula="of:=[.D27]/[.B27]" office:value-type="float" office:value="2.52173913043478">
            <text:p>2,52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61">
            <text:p>61</text:p>
          </table:table-cell>
          <table:table-cell table:formula="of:=[.C28]/[.B28]" office:value-type="float" office:value="2.54166666666667">
            <text:p>2,54</text:p>
          </table:table-cell>
          <table:table-cell table:formula="of:=[.D28]/[.B28]" office:value-type="float" office:value="2.54166666666667">
            <text:p>2,5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63">
            <text:p>63</text:p>
          </table:table-cell>
          <table:table-cell table:formula="of:=[.C29]/[.B29]" office:value-type="float" office:value="2.52">
            <text:p>2,52</text:p>
          </table:table-cell>
          <table:table-cell table:formula="of:=[.D29]/[.B29]" office:value-type="float" office:value="2.52">
            <text:p>2,52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66">
            <text:p>66</text:p>
          </table:table-cell>
          <table:table-cell table:formula="of:=[.C30]/[.B30]" office:value-type="float" office:value="2.53846153846154">
            <text:p>2,54</text:p>
          </table:table-cell>
          <table:table-cell table:formula="of:=[.D30]/[.B30]" office:value-type="float" office:value="2.53846153846154">
            <text:p>2,5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68">
            <text:p>68</text:p>
          </table:table-cell>
          <table:table-cell table:formula="of:=[.C31]/[.B31]" office:value-type="float" office:value="2.51851851851852">
            <text:p>2,52</text:p>
          </table:table-cell>
          <table:table-cell table:formula="of:=[.D31]/[.B31]" office:value-type="float" office:value="2.51851851851852">
            <text:p>2,52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71">
            <text:p>71</text:p>
          </table:table-cell>
          <table:table-cell table:formula="of:=[.C32]/[.B32]" office:value-type="float" office:value="2.53571428571429">
            <text:p>2,54</text:p>
          </table:table-cell>
          <table:table-cell table:formula="of:=[.D32]/[.B32]" office:value-type="float" office:value="2.53571428571429">
            <text:p>2,5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73">
            <text:p>73</text:p>
          </table:table-cell>
          <table:table-cell table:formula="of:=[.C33]/[.B33]" office:value-type="float" office:value="2.51724137931034">
            <text:p>2,52</text:p>
          </table:table-cell>
          <table:table-cell table:formula="of:=[.D33]/[.B33]" office:value-type="float" office:value="2.51724137931034">
            <text:p>2,52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76">
            <text:p>76</text:p>
          </table:table-cell>
          <table:table-cell table:formula="of:=[.C34]/[.B34]" office:value-type="float" office:value="2.53333333333333">
            <text:p>2,53</text:p>
          </table:table-cell>
          <table:table-cell table:formula="of:=[.D34]/[.B34]" office:value-type="float" office:value="2.53333333333333">
            <text:p>2,5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78">
            <text:p>78</text:p>
          </table:table-cell>
          <table:table-cell table:formula="of:=[.C35]/[.B35]" office:value-type="float" office:value="2.51612903225806">
            <text:p>2,52</text:p>
          </table:table-cell>
          <table:table-cell table:formula="of:=[.D35]/[.B35]" office:value-type="float" office:value="2.51612903225806">
            <text:p>2,52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81">
            <text:p>81</text:p>
          </table:table-cell>
          <table:table-cell table:formula="of:=[.C36]/[.B36]" office:value-type="float" office:value="2.53125">
            <text:p>2,53</text:p>
          </table:table-cell>
          <table:table-cell table:formula="of:=[.D36]/[.B36]" office:value-type="float" office:value="2.53125">
            <text:p>2,5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83">
            <text:p>83</text:p>
          </table:table-cell>
          <table:table-cell table:formula="of:=[.C37]/[.B37]" office:value-type="float" office:value="2.51515151515152">
            <text:p>2,52</text:p>
          </table:table-cell>
          <table:table-cell table:formula="of:=[.D37]/[.B37]" office:value-type="float" office:value="2.51515151515152">
            <text:p>2,52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86">
            <text:p>86</text:p>
          </table:table-cell>
          <table:table-cell table:formula="of:=[.C38]/[.B38]" office:value-type="float" office:value="2.52941176470588">
            <text:p>2,53</text:p>
          </table:table-cell>
          <table:table-cell table:formula="of:=[.D38]/[.B38]" office:value-type="float" office:value="2.52941176470588">
            <text:p>2,5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88">
            <text:p>88</text:p>
          </table:table-cell>
          <table:table-cell table:formula="of:=[.C39]/[.B39]" office:value-type="float" office:value="2.51428571428571">
            <text:p>2,51</text:p>
          </table:table-cell>
          <table:table-cell table:formula="of:=[.D39]/[.B39]" office:value-type="float" office:value="2.51428571428571">
            <text:p>2,51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91">
            <text:p>91</text:p>
          </table:table-cell>
          <table:table-cell table:formula="of:=[.C40]/[.B40]" office:value-type="float" office:value="2.52777777777778">
            <text:p>2,53</text:p>
          </table:table-cell>
          <table:table-cell table:formula="of:=[.D40]/[.B40]" office:value-type="float" office:value="2.52777777777778">
            <text:p>2,5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93">
            <text:p>93</text:p>
          </table:table-cell>
          <table:table-cell table:formula="of:=[.C41]/[.B41]" office:value-type="float" office:value="2.51351351351351">
            <text:p>2,51</text:p>
          </table:table-cell>
          <table:table-cell table:formula="of:=[.D41]/[.B41]" office:value-type="float" office:value="2.51351351351351">
            <text:p>2,51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96">
            <text:p>96</text:p>
          </table:table-cell>
          <table:table-cell table:formula="of:=[.C42]/[.B42]" office:value-type="float" office:value="2.52631578947368">
            <text:p>2,53</text:p>
          </table:table-cell>
          <table:table-cell table:formula="of:=[.D42]/[.B42]" office:value-type="float" office:value="2.52631578947368">
            <text:p>2,5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98">
            <text:p>98</text:p>
          </table:table-cell>
          <table:table-cell table:formula="of:=[.C43]/[.B43]" office:value-type="float" office:value="2.51282051282051">
            <text:p>2,51</text:p>
          </table:table-cell>
          <table:table-cell table:formula="of:=[.D43]/[.B43]" office:value-type="float" office:value="2.51282051282051">
            <text:p>2,51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01">
            <text:p>101</text:p>
          </table:table-cell>
          <table:table-cell table:formula="of:=[.C44]/[.B44]" office:value-type="float" office:value="2.525">
            <text:p>2,53</text:p>
          </table:table-cell>
          <table:table-cell table:formula="of:=[.D44]/[.B44]" office:value-type="float" office:value="2.525">
            <text:p>2,5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03">
            <text:p>103</text:p>
          </table:table-cell>
          <table:table-cell table:formula="of:=[.C45]/[.B45]" office:value-type="float" office:value="2.51219512195122">
            <text:p>2,51</text:p>
          </table:table-cell>
          <table:table-cell table:formula="of:=[.D45]/[.B45]" office:value-type="float" office:value="2.51219512195122">
            <text:p>2,51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06">
            <text:p>106</text:p>
          </table:table-cell>
          <table:table-cell table:formula="of:=[.C46]/[.B46]" office:value-type="float" office:value="2.52380952380952">
            <text:p>2,52</text:p>
          </table:table-cell>
          <table:table-cell table:formula="of:=[.D46]/[.B46]" office:value-type="float" office:value="2.52380952380952">
            <text:p>2,5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09">
            <text:p>109</text:p>
          </table:table-cell>
          <table:table-cell table:formula="of:=[.C47]/[.B47]" office:value-type="float" office:value="2.53488372093023">
            <text:p>2,53</text:p>
          </table:table-cell>
          <table:table-cell table:formula="of:=[.D47]/[.B47]" office:value-type="float" office:value="2.53488372093023">
            <text:p>2,53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11">
            <text:p>111</text:p>
          </table:table-cell>
          <table:table-cell table:formula="of:=[.C48]/[.B48]" office:value-type="float" office:value="2.52272727272727">
            <text:p>2,52</text:p>
          </table:table-cell>
          <table:table-cell table:formula="of:=[.D48]/[.B48]" office:value-type="float" office:value="2.52272727272727">
            <text:p>2,5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14">
            <text:p>114</text:p>
          </table:table-cell>
          <table:table-cell table:formula="of:=[.C49]/[.B49]" office:value-type="float" office:value="2.53333333333333">
            <text:p>2,53</text:p>
          </table:table-cell>
          <table:table-cell table:formula="of:=[.D49]/[.B49]" office:value-type="float" office:value="2.53333333333333">
            <text:p>2,53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16">
            <text:p>116</text:p>
          </table:table-cell>
          <table:table-cell table:formula="of:=[.C50]/[.B50]" office:value-type="float" office:value="2.52173913043478">
            <text:p>2,52</text:p>
          </table:table-cell>
          <table:table-cell table:formula="of:=[.D50]/[.B50]" office:value-type="float" office:value="2.52173913043478">
            <text:p>2,5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19">
            <text:p>119</text:p>
          </table:table-cell>
          <table:table-cell table:formula="of:=[.C51]/[.B51]" office:value-type="float" office:value="2.53191489361702">
            <text:p>2,53</text:p>
          </table:table-cell>
          <table:table-cell table:formula="of:=[.D51]/[.B51]" office:value-type="float" office:value="2.53191489361702">
            <text:p>2,53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21">
            <text:p>121</text:p>
          </table:table-cell>
          <table:table-cell table:formula="of:=[.C52]/[.B52]" office:value-type="float" office:value="2.52083333333333">
            <text:p>2,52</text:p>
          </table:table-cell>
          <table:table-cell table:formula="of:=[.D52]/[.B52]" office:value-type="float" office:value="2.52083333333333">
            <text:p>2,52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24">
            <text:p>124</text:p>
          </table:table-cell>
          <table:table-cell table:formula="of:=[.C53]/[.B53]" office:value-type="float" office:value="2.53061224489796">
            <text:p>2,53</text:p>
          </table:table-cell>
          <table:table-cell table:formula="of:=[.D53]/[.B53]" office:value-type="float" office:value="2.53061224489796">
            <text:p>2,53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26">
            <text:p>126</text:p>
          </table:table-cell>
          <table:table-cell table:formula="of:=[.C54]/[.B54]" office:value-type="float" office:value="2.52">
            <text:p>2,52</text:p>
          </table:table-cell>
          <table:table-cell table:formula="of:=[.D54]/[.B54]" office:value-type="float" office:value="2.52">
            <text:p>2,5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29">
            <text:p>129</text:p>
          </table:table-cell>
          <table:table-cell table:formula="of:=[.C55]/[.B55]" office:value-type="float" office:value="2.52941176470588">
            <text:p>2,53</text:p>
          </table:table-cell>
          <table:table-cell table:formula="of:=[.D55]/[.B55]" office:value-type="float" office:value="2.52941176470588">
            <text:p>2,53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31">
            <text:p>131</text:p>
          </table:table-cell>
          <table:table-cell table:formula="of:=[.C56]/[.B56]" office:value-type="float" office:value="2.51923076923077">
            <text:p>2,52</text:p>
          </table:table-cell>
          <table:table-cell table:formula="of:=[.D56]/[.B56]" office:value-type="float" office:value="2.51923076923077">
            <text:p>2,5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34">
            <text:p>134</text:p>
          </table:table-cell>
          <table:table-cell table:formula="of:=[.C57]/[.B57]" office:value-type="float" office:value="2.52830188679245">
            <text:p>2,53</text:p>
          </table:table-cell>
          <table:table-cell table:formula="of:=[.D57]/[.B57]" office:value-type="float" office:value="2.52830188679245">
            <text:p>2,53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36">
            <text:p>136</text:p>
          </table:table-cell>
          <table:table-cell table:formula="of:=[.C58]/[.B58]" office:value-type="float" office:value="2.51851851851852">
            <text:p>2,52</text:p>
          </table:table-cell>
          <table:table-cell table:formula="of:=[.D58]/[.B58]" office:value-type="float" office:value="2.51851851851852">
            <text:p>2,52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39">
            <text:p>139</text:p>
          </table:table-cell>
          <table:table-cell table:formula="of:=[.C59]/[.B59]" office:value-type="float" office:value="2.52727272727273">
            <text:p>2,53</text:p>
          </table:table-cell>
          <table:table-cell table:formula="of:=[.D59]/[.B59]" office:value-type="float" office:value="2.52727272727273">
            <text:p>2,53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141">
            <text:p>141</text:p>
          </table:table-cell>
          <table:table-cell table:formula="of:=[.C60]/[.B60]" office:value-type="float" office:value="2.51785714285714">
            <text:p>2,52</text:p>
          </table:table-cell>
          <table:table-cell table:formula="of:=[.D60]/[.B60]" office:value-type="float" office:value="2.51785714285714">
            <text:p>2,52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44">
            <text:p>144</text:p>
          </table:table-cell>
          <table:table-cell table:formula="of:=[.C61]/[.B61]" office:value-type="float" office:value="2.52631578947368">
            <text:p>2,53</text:p>
          </table:table-cell>
          <table:table-cell table:formula="of:=[.D61]/[.B61]" office:value-type="float" office:value="2.52631578947368">
            <text:p>2,53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146">
            <text:p>146</text:p>
          </table:table-cell>
          <table:table-cell table:formula="of:=[.C62]/[.B62]" office:value-type="float" office:value="2.51724137931034">
            <text:p>2,52</text:p>
          </table:table-cell>
          <table:table-cell table:formula="of:=[.D62]/[.B62]" office:value-type="float" office:value="2.51724137931034">
            <text:p>2,52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49">
            <text:p>149</text:p>
          </table:table-cell>
          <table:table-cell table:formula="of:=[.C63]/[.B63]" office:value-type="float" office:value="2.52542372881356">
            <text:p>2,53</text:p>
          </table:table-cell>
          <table:table-cell table:formula="of:=[.D63]/[.B63]" office:value-type="float" office:value="2.52542372881356">
            <text:p>2,53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51">
            <text:p>151</text:p>
          </table:table-cell>
          <table:table-cell table:formula="of:=[.C64]/[.B64]" office:value-type="float" office:value="2.51666666666667">
            <text:p>2,52</text:p>
          </table:table-cell>
          <table:table-cell table:formula="of:=[.D64]/[.B64]" office:value-type="float" office:value="2.51666666666667">
            <text:p>2,5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154">
            <text:p>154</text:p>
          </table:table-cell>
          <table:table-cell table:formula="of:=[.C65]/[.B65]" office:value-type="float" office:value="2.52459016393443">
            <text:p>2,52</text:p>
          </table:table-cell>
          <table:table-cell table:formula="of:=[.D65]/[.B65]" office:value-type="float" office:value="2.52459016393443">
            <text:p>2,5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156">
            <text:p>156</text:p>
          </table:table-cell>
          <table:table-cell table:formula="of:=[.C66]/[.B66]" office:value-type="float" office:value="2.51612903225806">
            <text:p>2,52</text:p>
          </table:table-cell>
          <table:table-cell table:formula="of:=[.D66]/[.B66]" office:value-type="float" office:value="2.51612903225806">
            <text:p>2,52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159">
            <text:p>159</text:p>
          </table:table-cell>
          <table:table-cell table:formula="of:=[.C67]/[.B67]" office:value-type="float" office:value="2.52380952380952">
            <text:p>2,52</text:p>
          </table:table-cell>
          <table:table-cell table:formula="of:=[.D67]/[.B67]" office:value-type="float" office:value="2.52380952380952">
            <text:p>2,52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62">
            <text:p>162</text:p>
          </table:table-cell>
          <table:table-cell table:formula="of:=[.C68]/[.B68]" office:value-type="float" office:value="2.53125">
            <text:p>2,53</text:p>
          </table:table-cell>
          <table:table-cell table:formula="of:=[.D68]/[.B68]" office:value-type="float" office:value="2.53125">
            <text:p>2,53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164">
            <text:p>164</text:p>
          </table:table-cell>
          <table:table-cell table:formula="of:=[.C69]/[.B69]" office:value-type="float" office:value="2.52307692307692">
            <text:p>2,52</text:p>
          </table:table-cell>
          <table:table-cell table:formula="of:=[.D69]/[.B69]" office:value-type="float" office:value="2.52307692307692">
            <text:p>2,52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167">
            <text:p>167</text:p>
          </table:table-cell>
          <table:table-cell table:formula="of:=[.C70]/[.B70]" office:value-type="float" office:value="2.53030303030303">
            <text:p>2,53</text:p>
          </table:table-cell>
          <table:table-cell table:formula="of:=[.D70]/[.B70]" office:value-type="float" office:value="2.53030303030303">
            <text:p>2,53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169">
            <text:p>169</text:p>
          </table:table-cell>
          <table:table-cell table:formula="of:=[.C71]/[.B71]" office:value-type="float" office:value="2.52238805970149">
            <text:p>2,52</text:p>
          </table:table-cell>
          <table:table-cell table:formula="of:=[.D71]/[.B71]" office:value-type="float" office:value="2.52238805970149">
            <text:p>2,52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172">
            <text:p>172</text:p>
          </table:table-cell>
          <table:table-cell table:formula="of:=[.C72]/[.B72]" office:value-type="float" office:value="2.52941176470588">
            <text:p>2,53</text:p>
          </table:table-cell>
          <table:table-cell table:formula="of:=[.D72]/[.B72]" office:value-type="float" office:value="2.52941176470588">
            <text:p>2,53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174">
            <text:p>174</text:p>
          </table:table-cell>
          <table:table-cell table:formula="of:=[.C73]/[.B73]" office:value-type="float" office:value="2.52173913043478">
            <text:p>2,52</text:p>
          </table:table-cell>
          <table:table-cell table:formula="of:=[.D73]/[.B73]" office:value-type="float" office:value="2.52173913043478">
            <text:p>2,52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177">
            <text:p>177</text:p>
          </table:table-cell>
          <table:table-cell table:formula="of:=[.C74]/[.B74]" office:value-type="float" office:value="2.52857142857143">
            <text:p>2,53</text:p>
          </table:table-cell>
          <table:table-cell table:formula="of:=[.D74]/[.B74]" office:value-type="float" office:value="2.52857142857143">
            <text:p>2,53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179">
            <text:p>179</text:p>
          </table:table-cell>
          <table:table-cell table:formula="of:=[.C75]/[.B75]" office:value-type="float" office:value="2.52112676056338">
            <text:p>2,52</text:p>
          </table:table-cell>
          <table:table-cell table:formula="of:=[.D75]/[.B75]" office:value-type="float" office:value="2.52112676056338">
            <text:p>2,52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182">
            <text:p>182</text:p>
          </table:table-cell>
          <table:table-cell table:formula="of:=[.C76]/[.B76]" office:value-type="float" office:value="2.52777777777778">
            <text:p>2,53</text:p>
          </table:table-cell>
          <table:table-cell table:formula="of:=[.D76]/[.B76]" office:value-type="float" office:value="2.52777777777778">
            <text:p>2,53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184">
            <text:p>184</text:p>
          </table:table-cell>
          <table:table-cell table:formula="of:=[.C77]/[.B77]" office:value-type="float" office:value="2.52054794520548">
            <text:p>2,52</text:p>
          </table:table-cell>
          <table:table-cell table:formula="of:=[.D77]/[.B77]" office:value-type="float" office:value="2.52054794520548">
            <text:p>2,52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187">
            <text:p>187</text:p>
          </table:table-cell>
          <table:table-cell table:formula="of:=[.C78]/[.B78]" office:value-type="float" office:value="2.52702702702703">
            <text:p>2,53</text:p>
          </table:table-cell>
          <table:table-cell table:formula="of:=[.D78]/[.B78]" office:value-type="float" office:value="2.52702702702703">
            <text:p>2,53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89">
            <text:p>189</text:p>
          </table:table-cell>
          <table:table-cell table:formula="of:=[.C79]/[.B79]" office:value-type="float" office:value="2.52">
            <text:p>2,52</text:p>
          </table:table-cell>
          <table:table-cell table:formula="of:=[.D79]/[.B79]" office:value-type="float" office:value="2.52">
            <text:p>2,52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192">
            <text:p>192</text:p>
          </table:table-cell>
          <table:table-cell table:formula="of:=[.C80]/[.B80]" office:value-type="float" office:value="2.52631578947368">
            <text:p>2,53</text:p>
          </table:table-cell>
          <table:table-cell table:formula="of:=[.D80]/[.B80]" office:value-type="float" office:value="2.52631578947368">
            <text:p>2,53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194">
            <text:p>194</text:p>
          </table:table-cell>
          <table:table-cell table:formula="of:=[.C81]/[.B81]" office:value-type="float" office:value="2.51948051948052">
            <text:p>2,52</text:p>
          </table:table-cell>
          <table:table-cell table:formula="of:=[.D81]/[.B81]" office:value-type="float" office:value="2.51948051948052">
            <text:p>2,52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197">
            <text:p>197</text:p>
          </table:table-cell>
          <table:table-cell table:formula="of:=[.C82]/[.B82]" office:value-type="float" office:value="2.52564102564103">
            <text:p>2,53</text:p>
          </table:table-cell>
          <table:table-cell table:formula="of:=[.D82]/[.B82]" office:value-type="float" office:value="2.52564102564103">
            <text:p>2,53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199">
            <text:p>199</text:p>
          </table:table-cell>
          <table:table-cell table:formula="of:=[.C83]/[.B83]" office:value-type="float" office:value="2.51898734177215">
            <text:p>2,52</text:p>
          </table:table-cell>
          <table:table-cell table:formula="of:=[.D83]/[.B83]" office:value-type="float" office:value="2.51898734177215">
            <text:p>2,52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202">
            <text:p>202</text:p>
          </table:table-cell>
          <table:table-cell table:formula="of:=[.C84]/[.B84]" office:value-type="float" office:value="2.525">
            <text:p>2,53</text:p>
          </table:table-cell>
          <table:table-cell table:formula="of:=[.D84]/[.B84]" office:value-type="float" office:value="2.525">
            <text:p>2,53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204">
            <text:p>204</text:p>
          </table:table-cell>
          <table:table-cell table:formula="of:=[.C85]/[.B85]" office:value-type="float" office:value="2.51851851851852">
            <text:p>2,52</text:p>
          </table:table-cell>
          <table:table-cell table:formula="of:=[.D85]/[.B85]" office:value-type="float" office:value="2.51851851851852">
            <text:p>2,52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207">
            <text:p>207</text:p>
          </table:table-cell>
          <table:table-cell table:formula="of:=[.C86]/[.B86]" office:value-type="float" office:value="2.52439024390244">
            <text:p>2,52</text:p>
          </table:table-cell>
          <table:table-cell table:formula="of:=[.D86]/[.B86]" office:value-type="float" office:value="2.52439024390244">
            <text:p>2,52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209">
            <text:p>209</text:p>
          </table:table-cell>
          <table:table-cell table:formula="of:=[.C87]/[.B87]" office:value-type="float" office:value="2.51807228915663">
            <text:p>2,52</text:p>
          </table:table-cell>
          <table:table-cell table:formula="of:=[.D87]/[.B87]" office:value-type="float" office:value="2.51807228915663">
            <text:p>2,52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212">
            <text:p>212</text:p>
          </table:table-cell>
          <table:table-cell table:formula="of:=[.C88]/[.B88]" office:value-type="float" office:value="2.52380952380952">
            <text:p>2,52</text:p>
          </table:table-cell>
          <table:table-cell table:formula="of:=[.D88]/[.B88]" office:value-type="float" office:value="2.52380952380952">
            <text:p>2,52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215">
            <text:p>215</text:p>
          </table:table-cell>
          <table:table-cell table:formula="of:=[.C89]/[.B89]" office:value-type="float" office:value="2.52941176470588">
            <text:p>2,53</text:p>
          </table:table-cell>
          <table:table-cell table:formula="of:=[.D89]/[.B89]" office:value-type="float" office:value="2.52941176470588">
            <text:p>2,53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217">
            <text:p>217</text:p>
          </table:table-cell>
          <table:table-cell table:formula="of:=[.C90]/[.B90]" office:value-type="float" office:value="2.52325581395349">
            <text:p>2,52</text:p>
          </table:table-cell>
          <table:table-cell table:formula="of:=[.D90]/[.B90]" office:value-type="float" office:value="2.52325581395349">
            <text:p>2,52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220">
            <text:p>220</text:p>
          </table:table-cell>
          <table:table-cell table:formula="of:=[.C91]/[.B91]" office:value-type="float" office:value="2.52873563218391">
            <text:p>2,53</text:p>
          </table:table-cell>
          <table:table-cell table:formula="of:=[.D91]/[.B91]" office:value-type="float" office:value="2.52873563218391">
            <text:p>2,53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222">
            <text:p>222</text:p>
          </table:table-cell>
          <table:table-cell table:formula="of:=[.C92]/[.B92]" office:value-type="float" office:value="2.52272727272727">
            <text:p>2,52</text:p>
          </table:table-cell>
          <table:table-cell table:formula="of:=[.D92]/[.B92]" office:value-type="float" office:value="2.52272727272727">
            <text:p>2,52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225">
            <text:p>225</text:p>
          </table:table-cell>
          <table:table-cell table:formula="of:=[.C93]/[.B93]" office:value-type="float" office:value="2.52808988764045">
            <text:p>2,53</text:p>
          </table:table-cell>
          <table:table-cell table:formula="of:=[.D93]/[.B93]" office:value-type="float" office:value="2.52808988764045">
            <text:p>2,53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227">
            <text:p>227</text:p>
          </table:table-cell>
          <table:table-cell table:formula="of:=[.C94]/[.B94]" office:value-type="float" office:value="2.52222222222222">
            <text:p>2,52</text:p>
          </table:table-cell>
          <table:table-cell table:formula="of:=[.D94]/[.B94]" office:value-type="float" office:value="2.52222222222222">
            <text:p>2,52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230">
            <text:p>230</text:p>
          </table:table-cell>
          <table:table-cell table:formula="of:=[.C95]/[.B95]" office:value-type="float" office:value="2.52747252747253">
            <text:p>2,53</text:p>
          </table:table-cell>
          <table:table-cell table:formula="of:=[.D95]/[.B95]" office:value-type="float" office:value="2.52747252747253">
            <text:p>2,53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232">
            <text:p>232</text:p>
          </table:table-cell>
          <table:table-cell table:formula="of:=[.C96]/[.B96]" office:value-type="float" office:value="2.52173913043478">
            <text:p>2,52</text:p>
          </table:table-cell>
          <table:table-cell table:formula="of:=[.D96]/[.B96]" office:value-type="float" office:value="2.52173913043478">
            <text:p>2,52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235">
            <text:p>235</text:p>
          </table:table-cell>
          <table:table-cell table:formula="of:=[.C97]/[.B97]" office:value-type="float" office:value="2.52688172043011">
            <text:p>2,53</text:p>
          </table:table-cell>
          <table:table-cell table:formula="of:=[.D97]/[.B97]" office:value-type="float" office:value="2.52688172043011">
            <text:p>2,53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237">
            <text:p>237</text:p>
          </table:table-cell>
          <table:table-cell table:formula="of:=[.C98]/[.B98]" office:value-type="float" office:value="2.52127659574468">
            <text:p>2,52</text:p>
          </table:table-cell>
          <table:table-cell table:formula="of:=[.D98]/[.B98]" office:value-type="float" office:value="2.52127659574468">
            <text:p>2,52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240">
            <text:p>240</text:p>
          </table:table-cell>
          <table:table-cell table:formula="of:=[.C99]/[.B99]" office:value-type="float" office:value="2.52631578947368">
            <text:p>2,53</text:p>
          </table:table-cell>
          <table:table-cell table:formula="of:=[.D99]/[.B99]" office:value-type="float" office:value="2.52631578947368">
            <text:p>2,53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242">
            <text:p>242</text:p>
          </table:table-cell>
          <table:table-cell table:formula="of:=[.C100]/[.B100]" office:value-type="float" office:value="2.52083333333333">
            <text:p>2,52</text:p>
          </table:table-cell>
          <table:table-cell table:formula="of:=[.D100]/[.B100]" office:value-type="float" office:value="2.52083333333333">
            <text:p>2,52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245">
            <text:p>245</text:p>
          </table:table-cell>
          <table:table-cell table:formula="of:=[.C101]/[.B101]" office:value-type="float" office:value="2.52577319587629">
            <text:p>2,53</text:p>
          </table:table-cell>
          <table:table-cell table:formula="of:=[.D101]/[.B101]" office:value-type="float" office:value="2.52577319587629">
            <text:p>2,53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247">
            <text:p>247</text:p>
          </table:table-cell>
          <table:table-cell table:formula="of:=[.C102]/[.B102]" office:value-type="float" office:value="2.52040816326531">
            <text:p>2,52</text:p>
          </table:table-cell>
          <table:table-cell table:formula="of:=[.D102]/[.B102]" office:value-type="float" office:value="2.52040816326531">
            <text:p>2,52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250">
            <text:p>250</text:p>
          </table:table-cell>
          <table:table-cell table:formula="of:=[.C103]/[.B103]" office:value-type="float" office:value="2.52525252525252">
            <text:p>2,53</text:p>
          </table:table-cell>
          <table:table-cell table:formula="of:=[.D103]/[.B103]" office:value-type="float" office:value="2.52525252525252">
            <text:p>2,53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52">
            <text:p>252</text:p>
          </table:table-cell>
          <table:table-cell table:formula="of:=[.C104]/[.B104]" office:value-type="float" office:value="2.52">
            <text:p>2,52</text:p>
          </table:table-cell>
          <table:table-cell table:formula="of:=[.D104]/[.B104]" office:value-type="float" office:value="2.52">
            <text:p>2,52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2.52010870649287">
            <text:p>2,52</text:p>
          </table:table-cell>
          <table:table-cell table:style-name="ce4" table:formula="of:=SUM([.F5:.F104])/100" office:value-type="float" office:value="2.52010870649287">
            <text:p>2,52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1.05.2013</text:date>, <text:time>17:1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5M10S</meta:editing-duration>
    <meta:editing-cycles>81</meta:editing-cycles>
    <meta:generator>OpenOffice.org/3.4.1$Win32 OpenOffice.org_project/341m1$Build-9593</meta:generator>
    <dc:date>2013-05-01T17:16:32.67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